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4700b8"/>
    </style:style>
    <style:style style:name="P2" style:family="paragraph" style:parent-style-name="Standard">
      <style:text-properties fo:color="#000000"/>
    </style:style>
    <style:style style:name="P3" style:family="paragraph" style:parent-style-name="Standard">
      <style:text-properties style:use-window-font-color="true"/>
    </style:style>
    <style:style style:name="P4" style:family="paragraph" style:parent-style-name="Standard">
      <style:text-properties fo:color="#800000"/>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T1" style:family="text">
      <style:text-properties style:use-window-font-color="true"/>
    </style:style>
    <style:style style:name="T2" style:family="text">
      <style:text-properties fo:color="#8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Informe </text:p>
      <text:p text:style-name="Standard">del </text:p>
      <text:p text:style-name="Standard">Compilador </text:p>
      <text:p text:style-name="Standard">C­TDS </text:p>
      <text:p text:style-name="Standard">Materia: Taller de diseño de software.</text:p>
      <text:p text:style-name="Standard"><text:s/></text:p>
      <text:p text:style-name="Standard">Integrantes: Agustin Bauer, Alan Gonzalez, Luciano Putruele. </text:p>
      <text:p text:style-name="Standard"><text:s/></text:p>
      <text:p text:style-name="Standard"><text:s/></text:p>
      <text:p text:style-name="Standard"><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GLOSARIO: </text:p>
      <text:p text:style-name="Standard">­ Introducción ......................................................................................................................... 3 </text:p>
      <text:p text:style-name="Standard">­ Sobre Implementación general ............................................................................................4 </text:p>
      <text:p text:style-name="Standard">­ Etapas: </text:p>
      <text:p text:style-name="Standard">­ Analizador Sintáctico y Léxico de c­tds (Scanner y Parser) ............................................... 4 </text:p>
      <text:p text:style-name="Standard">­ Analizador Semántico de c­tds ........................................................................................... 4 </text:p>
      <text:p text:style-name="Standard"><text:s/></text:p>
      <text:p text:style-name="Standard"><text:s/></text:p>
      <text:p text:style-name="Standard"><text:s/></text:p>
      <text:p text:style-name="Standard"><text:s/></text:p>
      <text:p text:style-name="Standard"><text:s/></text:p>
      <text:p text:style-name="Standard"><text:s/></text:p>
      <text:p text:style-name="Standard"><text:s/></text:p>
      <text:p text:style-name="Standard"><text:s/></text:p>
      <text:p text:style-name="Standard"><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ntroducción: </text:p>
      <text:p text:style-name="Standard"><text:s/></text:p>
      <text:p text:style-name="Standard">Diseño e implementación de un compilador para el lenguaje c­tds. </text:p>
      <text:p text:style-name="Standard">En este informe, se va explicar las consideraciones tenidas en cuenta de cada etapa del </text:p>
      <text:p text:style-name="Standard">compilador, además, de las decisiones de diseño elegidas para su construcción. </text:p>
      <text:p text:style-name="Standard">Por otro lado, se explicara de cada etapa las estructuras de datos diseñadas, para ser utilizadas </text:p>
      <text:p text:style-name="Standard">por cada etapa. </text:p>
      <text:p text:style-name="Standard">Se suma a este informe, aclaraciones y ejemplificación de algunos algunos aspectos difíciles de </text:p>
      <text:p text:style-name="Standard">entender en el código del compilador. </text:p>
      <text:p text:style-name="Standard">La organización del siguiente informe va a estar dividida por las etapas del compilador, las </text:p>
      <text:p text:style-name="Standard">cuales cada una contiene una breve introducción a la etapa, las estructuras de datos utilizadas </text:p>
      <text:p text:style-name="Standard">y las decisiones de diseño en la misma. Y por último, las consideraciones, aclaraciones y </text:p>
      <text:p text:style-name="Standard">ejemplos. </text:p>
      <text:p text:style-name="Standard"><text:s/></text:p>
      <text:p text:style-name="Standard"><text:s/></text:p>
      <text:p text:style-name="Standard"><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</text:p>
      <text:p text:style-name="Standard">Sobre Implementación General: </text:p>
      <text:p text:style-name="Standard">La implementación del compilador c­tds fue desarrollada usando diferentes herramientas, como </text:p>
      <text:p text:style-name="Standard">CUP, Jflex, el lenguajes de programación JAVA, sistema operativo linux de 64bits, editores de </text:p>
      <text:p text:style-name="Standard">texto, etc. </text:p>
      <text:p text:style-name="Standard"><text:s/></text:p>
      <text:p text:style-name="Standard">Etapas : </text:p>
      <text:p text:style-name="Standard"><text:s/></text:p>
      <text:p text:style-name="Standard">Analizador Sintáctico y Léxico de c­tds (Scanner y Parser) </text:p>
      <text:p text:style-name="Standard">Para desarrollar dicho lenguaje, durante la primera etapa se implementó en el lenguaje Jflex los </text:p>
      <text:p text:style-name="Standard">token del lenguaje teniendo en cuenta las siguientes consideraciones: </text:p>
      <text:p text:style-name="Standard">1) Las palabras reservadas del lenguaje son: boolean, break, class, continue, else, false, float, </text:p>
      <text:p text:style-name="Standard">for, if, int, return, true, void, while. </text:p>
      <text:p text:style-name="Standard">2) Los valores enteros son de la forma digito+, donde digito es un valor de [0,9]. </text:p>
      <text:p text:style-name="Standard">3) Los valores reales son de la forma digito+ . digito+, donde digito es un valor de [0,9]. </text:p>
      <text:p text:style-name="Standard">4) Los identificadores son de la forma alpha alphaNumeric, donde alpha es un valor de [a..zA..Z] </text:p>
      <text:p text:style-name="Standard">y alphaNumeric es un valor de [a..zA..Z0..9_]. </text:p>
      <text:p text:style-name="Standard">5) Los tipos de comentario que acepta el lenguaje son el comentario en linea que es de la forma </text:p>
      <text:p text:style-name="Standard">“//comentario “ y el comentario multilinea que es de la forma “/* comentario [/n] */”. </text:p>
      <text:p text:style-name="Standard">Luego de haber definido todos los token del lenguaje, se definió la gramática (Análisis Sintáctico </text:p>
      <text:p text:style-name="Standard">del lenguaje) la cual se desarrollo en CUP, estratificando las diferentes reglas para evitar </text:p>
      <text:p text:style-name="Standard">conflictos reduce/reduce &amp; shift/reduce </text:p>
      <text:p text:style-name="Standard"><text:s/></text:p>
      <text:p text:style-name="Standard">Analizador Semántico de c­tds: </text:p>
      <text:p text:style-name="Standard"><text:s/></text:p>
      <text:p text:style-name="Standard">La verificación de las reglas semánticas del lenguaje c­tds se realizó utilizando una tabla de </text:p>
      <text:p text:style-name="Standard">símbolos para mantener la información de los identificadores de un programa. Dicha tabla fue </text:p>
      <text:p text:style-name="Standard">implementada como una lista de listas (HashMap). Donde cada elemento del HashMap era del </text:p>
      <text:p text:style-name="Standard">tipo Descriptor (definidos por nosotros). </text:p>
      <text:p text:style-name="Standard">Para el análisis semántico a cada nodo del árbol de parsing se le asoció un tipo Descriptor, el </text:p>
      <text:p text:style-name="Standard">cual <text:s/>almacenaba la información necesaria para determinar las reglas semánticas en cada </text:p>
      <text:p text:style-name="Standard">punto del programa. </text:p>
      <text:p text:style-name="Standard">Además, para realizar el analizador semántico se consideró que el lenguaje c­tds es de tipos de </text:p>
      <text:p text:style-name="Standard">datos estáticos, es decir que tiene alcance estático y fuertemente tipado. </text:p>
      <text:p text:style-name="Standard"><text:s/></text:p>
      <text:p text:style-name="Standard">Sobre la implementación: </text:p>
      <text:p text:style-name="Standard">Para la etapa de verificación semántica se desarrollaron las siguientes estructuras de datos en </text:p>
      <text:p text:style-name="Standard">Java: </text:p>
      <text:p text:style-name="Standard">* Tabla de símbolos: implementada como una lista (LinkedList) de ambientes (HashMap), donde </text:p>
      <text:p text:style-name="Standard">cada ambiente está conformado por descriptores (clase abstracta) que pueden ser de tipo </text:p>
      <text:p text:style-name="Standard">simple, función, o arreglo (concretas) que definen sus características. </text:p>
      <text:p text:style-name="Standard"><text:s/></text:p>
      <text:p text:style-name="Standard"><text:s/></text:p>
      <text:p text:style-name="Standard"><text:s/></text:p>
      <text:p text:style-name="Standard"><text:s/></text:p>
      <text:p text:style-name="Standard"><text:s/></text:p>
      <text:p text:style-name="Standard"><text:s/></text:p>
      <text:p text:style-name="Standard"><text:s/></text:p>
      <text:p text:style-name="Standard"><text:s/></text:p>
      <text:p text:style-name="Standard"/>
      <text:p text:style-name="Standard"/>
      <text:p text:style-name="Standard"/>
      <text:p text:style-name="Standard"><text:soft-page-break/></text:p>
      <text:p text:style-name="Standard"/>
      <text:p text:style-name="Standard">Consideraciones</text:p>
      <text:list xml:id="list12482735121" text:style-name="L1">
        <text:list-item>
          <text:p text:style-name="P5">-Consideraciones Jflex</text:p>
        </text:list-item>
      </text:list>
      <text:p text:style-name="Standard"/>
      <text:p text:style-name="Standard">-Definimos el metodo symbol, dentro del cual construimos un Symbol, asi nos abstraemos del numero de linea y de columna.</text:p>
      <text:p text:style-name="Standard">-En cuanto a los comentarios, se aceptan comentarios simples y multilinea, donde estos ultimos funcionan como en Java, se pueden anidar muchas aperturas pero al cerrar una se cierran todas las anidadas.</text:p>
      <text:p text:style-name="Standard">-En cuanto a los tipos de los objetos que devuelven los literales (intLit, floatLit), estos son de tipo Integer y Float respectivamente (tipos de Java). </text:p>
      <text:p text:style-name="Standard">-Las palabras reservadas son: boolean, break, class, continue, else, false, float, for, if, int, return, true, void, while, externinvk.</text:p>
      <text:p text:style-name="Standard"/>
      <text:list xml:id="list192671646" text:style-name="L2">
        <text:list-item>
          <text:p text:style-name="P6">Consideraciones Tabla de simbolos</text:p>
        </text:list-item>
      </text:list>
      <text:p text:style-name="Standard">- Implementada como una lista de Ambientes.</text:p>
      <text:p text:style-name="Standard">- Cada Ambiente es un HashMap de Descriptores.</text:p>
      <text:p text:style-name="Standard">-Hay 3 tipos de Descriptores, uno para variables simples, otro para arreglos y otros para funciones.</text:p>
      <text:p text:style-name="Standard"/>
      <text:list xml:id="list758437771" text:style-name="L3">
        <text:list-item>
          <text:p text:style-name="P7">Consideraciones CUP</text:p>
        </text:list-item>
      </text:list>
      <text:p text:style-name="Standard">-Tenemos 3 atributos en action code, una tabla de simbolos, un Type que sirve para guardar el tipo con el que se declara una variable o metodo, y una lista de parametros que sirve para guardar los parametros de un metodo que se van a insertar en el ambiente del bloque de dicho metodo (mediante el metodo putParameters ahi declarado). </text:p>
      <text:p text:style-name="Standard"/>
      <text:p text:style-name="Standard">- Sobre el parser code, tenemos como atributo una lista de bloques, donde se guardan los bloques correspondientes a los metodos y mediante el getASTs, nuestra clase main podra acceder a los mismos. Ademas tenemos un metodo report fatal error para reportar errores.</text:p>
      <text:p text:style-name="Standard"/>
      <text:p text:style-name="Standard">-Los no terminales son, assign_op, op, arith_op, rel_op, eq_op, cond_op, unary_op, id, block_content , statement, extern,expr, location_decl, method, location, method_call, type, statement_decl, parameters, expr_sequence, externinvk_arg_sequence, program, decl, field_decl, <text:s/>method_decl, externinvk_arg, id_sequence, literal, int_literal, bool_literal, float_literal, string_literal.</text:p>
      <text:p text:style-name="Standard"/>
      <text:p text:style-name="Standard">-Gramaticas</text:p>
      <text:p text:style-name="P1">program ::= CLASS id LKEY {: tds.push(new Ambiente());:} decl <text:s/>RKEY {:tds.pop();:} </text:p>
      <text:p text:style-name="P1"><text:tab/><text:tab/><text:tab/> <text:s text:c="2"/>|CLASS id LKEY RKEY; </text:p>
      <text:p text:style-name="P2">Al abrir la llave, apilamos el ambiente principal y luego de cerrar la llave (luego de todo el programa), desapilamos.</text:p>
      <text:p text:style-name="P1"/>
      <text:p text:style-name="P1"><text:s text:c="3"/>decl ::= field_decl </text:p>
      <text:p text:style-name="P1"><text:tab/><text:tab/><text:tab/>| method_decl </text:p>
      <text:p text:style-name="P1"><text:tab/><text:tab/><text:tab/>| field_decl method_decl; </text:p>
      <text:p text:style-name="P3">decl puede estar compuesto por declaraciones, metodos o declaraciones seguidas de metodos.</text:p>
      <text:p text:style-name="P1"/>
      <text:p text:style-name="P1"><text:s text:c="3"/>field_decl ::= type id_sequence<text:tab/>SEMI </text:p>
      <text:p text:style-name="P1"><text:tab/><text:tab/><text:tab/><text:tab/> | field_decl type id_sequence SEMI; </text:p>
      <text:p text:style-name="P3">Una declaracion esta formada por su tipo y una secuencia de identificadores, field_decl incluye una o mas declaraciones.</text:p>
      <text:p text:style-name="P1"/>
      <text:p text:style-name="P1"><text:soft-page-break/><text:s text:c="3"/>id_sequence ::= location_decl:l {: tds.top().put(l.getId(),l.getDesc()) ;:} </text:p>
      <text:p text:style-name="P1"><text:tab/><text:tab/><text:tab/><text:tab/>| id_sequence COMMA location_decl:l {: tds.top().put(l.getId(),l.getDesc()) ;:}; </text:p>
      <text:p text:style-name="P1"/>
      <text:p text:style-name="P3">Lista de identificadores que pueden ser variables simples o arreglos con su longitud.</text:p>
      <text:p text:style-name="P3">Cada identificador que se define es agregado en el ambiente tope de la tabla de simbolos.</text:p>
      <text:p text:style-name="P1"/>
      <text:p text:style-name="P1"/>
      <text:p text:style-name="P1"><text:s text:c="3"/>location_decl ::= id:i {: </text:p>
      <text:p text:style-name="P1"><text:tab/><text:tab/><text:tab/><text:tab/><text:tab/><text:tab/>if (tds.top().get(i)==null) </text:p>
      <text:p text:style-name="P1"><text:tab/><text:tab/><text:tab/><text:tab/><text:tab/><text:tab/><text:tab/><text:tab/>RESULT = new VarLocation(i,new DescriptorSimple(i,tipoVar),ileft,iright) ; </text:p>
      <text:p text:style-name="P1"><text:tab/><text:tab/><text:tab/><text:tab/><text:tab/><text:tab/><text:tab/>else </text:p>
      <text:p text:style-name="P1"><text:tab/><text:tab/><text:tab/><text:tab/><text:tab/><text:tab/><text:tab/><text:tab/>parser.report_fatal_error("Variable redeclarada",ileft,iright);:} </text:p>
      <text:p text:style-name="P1"><text:tab/><text:tab/><text:tab/><text:tab/>| id:i LBRACKET int_literal:il RBRACKET {: </text:p>
      <text:p text:style-name="P1"><text:tab/><text:tab/><text:tab/><text:tab/><text:tab/><text:tab/>if (tds.top().get(i)==null) </text:p>
      <text:p text:style-name="P1"><text:tab/><text:tab/><text:tab/><text:tab/><text:tab/><text:tab/><text:tab/><text:tab/>RESULT = new VarLocation(i,new DescriptorArreglo(i,tipoVar,il.getValue()),ileft,iright) ; </text:p>
      <text:p text:style-name="P1"><text:tab/><text:tab/><text:tab/><text:tab/><text:tab/><text:tab/><text:tab/>else </text:p>
      <text:p text:style-name="P1"><text:tab/><text:tab/><text:tab/><text:tab/><text:tab/><text:tab/><text:tab/><text:tab/>parser.report_fatal_error("Variable redeclarada",ileft,iright);:} ; </text:p>
      <text:p text:style-name="P1"><text:tab/> </text:p>
      <text:p text:style-name="P3">Location_decl puede ser una variable comun o un arreglo con su logintud.</text:p>
      <text:p text:style-name="Standard"><text:span text:style-name="T1">Si el identificador </text:span><text:span text:style-name="T1">se encuentra en el nivel actual, reporta un error por variable redeclarada, si no devuelve un VarLocation. </text:span></text:p>
      <text:p text:style-name="P3"/>
      <text:p text:style-name="P1"><text:s text:c="3"/>method_decl ::= method:m {: tds.top().put(m.getId(),m.getDesc()) ;:} </text:p>
      <text:p text:style-name="P1"><text:tab/><text:tab/><text:tab/><text:tab/><text:tab/>| method_decl:md method:m {: tds.top().put(m.getId(),m.getDesc()) ;:}; </text:p>
      <text:p text:style-name="P1"/>
      <text:p text:style-name="P4">Method_decl puede ser un metodo o varios metodos. Se inserta en el ambiente del tope de la tabla de simbolos cada metodo.</text:p>
      <text:p text:style-name="P1"/>
      <text:p text:style-name="P1"><text:s text:c="3"/>method<text:tab/> ::= type:t id:i LPAREN RPAREN block:b {: </text:p>
      <text:p text:style-name="P1"><text:tab/><text:tab/><text:tab/><text:tab/><text:tab/> <text:s text:c="3"/>parser.asts.add(b); <text:s/></text:p>
      <text:p text:style-name="P1"><text:tab/><text:tab/><text:tab/><text:tab/><text:tab/><text:tab/>if (tds.top().get(i)==null) </text:p>
      <text:p text:style-name="P1"><text:tab/><text:tab/><text:tab/><text:tab/><text:tab/><text:tab/><text:tab/><text:tab/>RESULT = new VarLocation(i,b,new DescriptorFuncion(i,t,null),ileft,iright) ; </text:p>
      <text:p text:style-name="P1"><text:tab/><text:tab/><text:tab/><text:tab/><text:tab/><text:tab/><text:tab/>else </text:p>
      <text:p text:style-name="P1"><text:tab/><text:tab/><text:tab/><text:tab/><text:tab/><text:tab/><text:tab/><text:tab/>parser.report_fatal_error("Metodo redeclarado",ileft,iright); :} </text:p>
      <text:p text:style-name="P1"><text:tab/><text:tab/><text:tab/><text:tab/> <text:s text:c="3"/>|VOID id:i LPAREN RPAREN block:b {: parser.asts.add(b); <text:s text:c="2"/></text:p>
      <text:p text:style-name="P1"><text:tab/><text:tab/><text:tab/><text:tab/><text:tab/><text:tab/>if (tds.top().get(i)==null) </text:p>
      <text:p text:style-name="P1"><text:tab/><text:tab/><text:tab/><text:tab/><text:tab/><text:tab/><text:tab/><text:tab/>RESULT = new VarLocation(i,b,new DescriptorFuncion(i,Type.VOID,null),ileft,iright) ; </text:p>
      <text:p text:style-name="P1"><text:tab/><text:tab/><text:tab/><text:tab/><text:tab/><text:tab/><text:tab/>else </text:p>
      <text:p text:style-name="P1"><text:tab/><text:tab/><text:tab/><text:tab/><text:tab/><text:tab/><text:tab/><text:tab/>parser.report_fatal_error("Metodo redeclarado",ileft,iright); :} </text:p>
      <text:p text:style-name="P1"><text:tab/><text:tab/><text:tab/><text:tab/><text:tab/>| VOID id:i LPAREN parameters:p <text:s/>{:params = p;:} RPAREN block:b {: <text:s/>parser.asts.add(b); </text:p>
      <text:p text:style-name="P1"><text:tab/><text:tab/><text:tab/><text:tab/><text:tab/><text:tab/>if (tds.top().get(i)==null) </text:p>
      <text:p text:style-name="P1"><text:soft-page-break/><text:tab/><text:tab/><text:tab/><text:tab/><text:tab/><text:tab/><text:tab/><text:tab/>RESULT = new VarLocation(i,b,new DescriptorFuncion(i,Type.VOID,p),ileft,iright) ; </text:p>
      <text:p text:style-name="P1"><text:tab/><text:tab/><text:tab/><text:tab/><text:tab/><text:tab/><text:tab/>else </text:p>
      <text:p text:style-name="P1"><text:tab/><text:tab/><text:tab/><text:tab/><text:tab/><text:tab/><text:tab/><text:tab/>parser.report_fatal_error("Metodo redeclarado",ileft,iright); </text:p>
      <text:p text:style-name="P1"><text:tab/><text:tab/><text:tab/><text:tab/><text:tab/><text:tab/>params = null; :} <text:s/></text:p>
      <text:p text:style-name="P1"><text:tab/><text:tab/><text:tab/><text:tab/><text:tab/>| type:t id:i LPAREN parameters:p {:params = p;:} RPAREN block:b {: <text:s/>parser.asts.add(b); </text:p>
      <text:p text:style-name="P1"><text:tab/><text:tab/><text:tab/><text:tab/><text:tab/><text:tab/>if (tds.top().get(i)==null) </text:p>
      <text:p text:style-name="P1"><text:tab/><text:tab/><text:tab/><text:tab/><text:tab/><text:tab/><text:tab/><text:tab/>RESULT = new VarLocation(i,b,new DescriptorFuncion(i,t,p),ileft,iright) ; </text:p>
      <text:p text:style-name="P1"><text:tab/><text:tab/><text:tab/><text:tab/><text:tab/><text:tab/><text:tab/>else </text:p>
      <text:p text:style-name="P1"><text:tab/><text:tab/><text:tab/><text:tab/><text:tab/><text:tab/><text:tab/><text:tab/>parser.report_fatal_error("Metodo redeclarado",ileft,iright); </text:p>
      <text:p text:style-name="P1"><text:tab/><text:tab/><text:tab/><text:tab/><text:tab/><text:tab/>params = null; :} <text:s/>; </text:p>
      <text:p text:style-name="P1"/>
      <text:p text:style-name="P4">La declaracion de un metodo puede estar compuesta por el tipo del valor de retorno seguido de un identificador (nombre del metodo), seguido de () y luego su bloque. **PREGUNTAR POR QUE ERA QUE HABIAMOS DISTINGUIDO ENTRE LOS TIPOS Y VOID**., o puede estar compuesto por el tipo del valor de retorno seguido de un identificador seguido de una lista de parametros entre (), seguido de su bloque. En todos los casos se inserta en la lista asts el bloque del metodo y se verifica que el identificador no este contenido dentro del mismo ambiente en la tabla de simbolos, si es asi se devuelve un nuevo VarLocation, y si no se devuelve un error. En el caso en que el metodo posea parametros, estos son insertados en la lista params definida globalmente.</text:p>
      <text:p text:style-name="P1"/>
      <text:p text:style-name="P1"><text:s text:c="3"/>parameters ::= type:t id:i {: LinkedList&lt;DescriptorSimple&gt; l = new LinkedList&lt;DescriptorSimple&gt;() ; </text:p>
      <text:p text:style-name="P1"><text:tab/><text:tab/><text:tab/><text:tab/><text:tab/><text:tab/><text:tab/><text:tab/>l.add(new DescriptorSimple(i,t)); </text:p>
      <text:p text:style-name="P1"><text:tab/><text:tab/><text:tab/><text:tab/><text:tab/><text:tab/><text:tab/><text:tab/>RESULT = l; :} </text:p>
      <text:p text:style-name="P1"><text:tab/><text:tab/><text:tab/><text:tab/>| parameters:p COMMA type:t id:i {: <text:s/>p.add(new DescriptorSimple(i,t)); </text:p>
      <text:p text:style-name="P1"><text:tab/><text:tab/><text:tab/><text:tab/><text:tab/><text:tab/><text:tab/><text:tab/><text:tab/><text:tab/><text:tab/>RESULT = p ; :}; </text:p>
      <text:p text:style-name="P1"/>
      <text:p text:style-name="P4">Parameters puede ser un parametro formado por su tipo y un identificador o muchos parametros. En el caso base se crea una lista de descriptores simples y se inserta el parametro, mientras que en el caso recursivo se insertan los demas parametros. </text:p>
      <text:p text:style-name="P1"/>
      <text:p text:style-name="P1"><text:s text:c="3"/>block ::= <text:s/>LKEY {:tds.push(new Ambiente()) ; putParameters();:} block_content:b <text:s/>RKEY {:/*if (!visitor.visit(b).isUndefined())*/ RESULT = b; </text:p>
      <text:p text:style-name="P1"><text:tab/>tds.pop();:}; </text:p>
      <text:p text:style-name="P1"><text:tab/><text:tab/><text:tab/><text:tab/><text:tab/><text:tab/><text:tab/><text:tab/><text:tab/><text:tab/><text:tab/><text:tab/></text:p>
      <text:p text:style-name="P1"><text:span text:style-name="T2">Un bloque esta formado por una llave que abre, su contenido y una llave que cierra. Cuando se abre el bloque se crea y se inserta en el tope de la tabla de simbolos un nuevo ambiente con los parametros del metodo, si es que tiene.** Cuando se cierra el bloque se devuelve el contenido y se desapila.**<text:tab/></text:span><text:tab/><text:tab/><text:tab/><text:tab/> </text:p>
      <text:p text:style-name="P1"/>
      <text:p text:style-name="P1"><text:s text:c="3"/>block_content ::= statement_decl:sd {: RESULT = new Block(sd);:} </text:p>
      <text:p text:style-name="P1"><text:tab/><text:tab/><text:tab/><text:tab/><text:tab/>| field_decl <text:s/>{: RESULT = new Block(null);:} </text:p>
      <text:p text:style-name="P1"><text:tab/><text:tab/><text:tab/><text:tab/><text:tab/>| field_decl statement_decl:sd <text:s/>{: RESULT = new Block(sd);:} </text:p>
      <text:p text:style-name="P1"><text:tab/><text:tab/><text:tab/><text:tab/><text:tab/>|{: RESULT = new Block(null);:}; </text:p>
      <text:p text:style-name="P1"/>
      <text:p text:style-name="P4">block_content puede estar conformado por un statement_decl, o por declaraciones y luego <text:soft-page-break/>statement_decl, en estos casos se devuelve un nuevo bloque con sus statement_decl. O puede estar conformado solo por declaraciones o puede estar vacio.</text:p>
      <text:p text:style-name="P1"/>
      <text:p text:style-name="P1"><text:s text:c="3"/>type ::= INT {:tipoVar = Type.INT; <text:s/>RESULT = Type.INT ; :} </text:p>
      <text:p text:style-name="P1"><text:tab/><text:tab/><text:tab/>| FLOAT {:tipoVar = Type.FLOAT; RESULT = Type.FLOAT ; :} </text:p>
      <text:p text:style-name="P1"><text:tab/><text:tab/><text:tab/>| BOOLEAN {:tipoVar = Type.BOOL; RESULT = Type.BOOL ; :}; </text:p>
      <text:p text:style-name="P1"/>
      <text:p text:style-name="P4">No hay consideraciones.</text:p>
      <text:p text:style-name="P1"/>
      <text:p text:style-name="P1"><text:s text:c="3"/>statement_decl ::= statement:s {: LinkedList&lt;Statement&gt; l = new LinkedList&lt;Statement&gt;() ; </text:p>
      <text:p text:style-name="P1"><text:tab/><text:tab/><text:tab/><text:tab/><text:tab/><text:tab/><text:tab/><text:tab/><text:tab/>l.add(s); </text:p>
      <text:p text:style-name="P1"><text:tab/><text:tab/><text:tab/><text:tab/><text:tab/><text:tab/><text:tab/><text:tab/><text:tab/>RESULT = l; :} </text:p>
      <text:p text:style-name="P1"><text:tab/><text:tab/><text:tab/><text:tab/><text:tab/><text:tab/>| statement_decl:sd statement:s {: <text:s/>sd.add(s); </text:p>
      <text:p text:style-name="P1"><text:tab/><text:tab/><text:tab/><text:tab/><text:tab/><text:tab/><text:tab/><text:tab/><text:tab/><text:tab/><text:tab/><text:tab/><text:tab/><text:tab/><text:tab/>RESULT = sd ; :}; </text:p>
      <text:p text:style-name="P1"/>
      <text:p text:style-name="P4">statements_decl puede estar formado por un statement (caso base) o por varios statements. En el caso base se crea una lista de statements, se inserta el statement y se devuelve la lista, y en el caso inductivo se agregan los statement y se devuelve la lista. </text:p>
      <text:p text:style-name="P1"/>
      <text:p text:style-name="P1"><text:s text:c="3"/>statement ::= location:loc assign_op:aop expr:e SEMI {: RESULT = new AssignStmt(loc,aop,e,locleft,locright) ; :} </text:p>
      <text:p text:style-name="P1"><text:tab/><text:tab/><text:tab/>| method_call:m SEMI {: RESULT = new MethodCallStmt(m) ; :} </text:p>
      <text:p text:style-name="P1"><text:tab/><text:tab/><text:tab/>| extern:e SEMI {: RESULT = new ExternStmt(e) ; :} </text:p>
      <text:p text:style-name="P1"><text:tab/><text:tab/><text:tab/>| IF LPAREN expr:e RPAREN block:b1 ELSE block:b2 {: RESULT = new IfStmt(e,b1,b2) ; :} </text:p>
      <text:p text:style-name="P1"><text:tab/><text:tab/><text:tab/>| IF LPAREN expr:e RPAREN block:b {: RESULT = new IfStmt(e,b) ; :} </text:p>
      <text:p text:style-name="P1"><text:tab/><text:tab/><text:tab/>| FOR id:i EQ expr:e COMMA expr:c block:b {:Descriptor d = tds.search(i); </text:p>
      <text:p text:style-name="P1"><text:tab/><text:tab/><text:tab/><text:tab/><text:tab/><text:tab/><text:tab/><text:tab/><text:tab/><text:tab/><text:tab/><text:tab/><text:tab/><text:tab/>if(d != null) </text:p>
      <text:p text:style-name="P1"><text:tab/><text:tab/><text:tab/><text:tab/><text:tab/><text:tab/><text:tab/><text:tab/><text:tab/><text:tab/><text:tab/><text:tab/><text:tab/><text:tab/><text:tab/>if(d.getClase().equals("descriptorSimple")){ </text:p>
      <text:p text:style-name="P1"><text:tab/><text:tab/><text:tab/><text:tab/><text:tab/><text:tab/><text:tab/><text:tab/><text:tab/><text:tab/><text:tab/><text:tab/><text:tab/><text:tab/><text:tab/><text:tab/>if(d.getTipo() == Type.INT) </text:p>
      <text:p text:style-name="P1"><text:tab/><text:tab/><text:tab/><text:tab/><text:tab/><text:tab/><text:tab/><text:tab/><text:tab/><text:tab/><text:tab/><text:tab/><text:tab/><text:tab/><text:tab/><text:tab/><text:tab/>RESULT = new ForStmt(i,e,c,b); } </text:p>
      <text:p text:style-name="P1"><text:tab/><text:tab/><text:tab/><text:tab/><text:tab/><text:tab/><text:tab/><text:tab/><text:tab/><text:tab/><text:tab/><text:tab/><text:tab/><text:tab/><text:tab/>else </text:p>
      <text:p text:style-name="P1"><text:tab/><text:tab/><text:tab/><text:tab/><text:tab/><text:tab/><text:tab/><text:tab/><text:tab/><text:tab/><text:tab/><text:tab/><text:tab/><text:tab/><text:tab/><text:tab/>parser.report_fatal_error("Los tipos no concuerdan",ileft,iright); </text:p>
      <text:p text:style-name="P1"><text:tab/><text:tab/><text:tab/><text:tab/><text:tab/><text:tab/><text:tab/><text:tab/><text:tab/><text:tab/><text:tab/><text:tab/><text:tab/><text:tab/>else </text:p>
      <text:p text:style-name="P1"><text:tab/><text:tab/><text:tab/><text:tab/><text:tab/><text:tab/><text:tab/><text:tab/><text:tab/><text:tab/><text:tab/><text:tab/><text:tab/><text:tab/><text:tab/>parser.report_fatal_error("Variable no declarada",ileft,iright); :} </text:p>
      <text:p text:style-name="P1"><text:tab/><text:tab/><text:tab/>| WHILE expr:e block:b {: RESULT = new WhileStmt(b,e) ; :} </text:p>
      <text:p text:style-name="P1"><text:tab/><text:tab/><text:tab/>| RETURN expr:e SEMI {: RESULT = new ReturnStmt(e) <text:tab/>; :} </text:p>
      <text:p text:style-name="P1"><text:tab/><text:tab/><text:tab/>| RETURN SEMI<text:tab/>{: RESULT = new ReturnStmt(); :} </text:p>
      <text:p text:style-name="P1"><text:tab/><text:tab/><text:tab/>| BREAK SEMI <text:s text:c="3"/>{: RESULT = new BreakStmt() ; :} </text:p>
      <text:p text:style-name="P1"><text:tab/><text:tab/><text:tab/>| CONTINUE SEMI {: RESULT = new ContinueStmt() ; :} </text:p>
      <text:p text:style-name="P1"><text:tab/><text:tab/><text:tab/>| SEMI <text:s/>{: RESULT = new SkipStmt() ; :} </text:p>
      <text:p text:style-name="P1"><text:tab/><text:tab/><text:tab/>| block:b {: RESULT = b ; :}; </text:p>
      <text:p text:style-name="P1"/>
      <text:p text:style-name="P4"><text:soft-page-break/>En el statement del for, se verifica que el id ya este definido como un descriptor simple y ademas de tipo entero.</text:p>
      <text:p text:style-name="P1"/>
      <text:p text:style-name="P1"><text:tab/>assign_op ::= EQ {: RESULT = AssignOpType.ASSIGN;:} </text:p>
      <text:p text:style-name="P1"><text:tab/><text:tab/><text:tab/><text:tab/> | PLUSEQ <text:s/>{: RESULT = AssignOpType.INCREMENT;:} </text:p>
      <text:p text:style-name="P1"><text:tab/><text:tab/><text:tab/><text:tab/> | MINUSEQ <text:s/>{: RESULT = AssignOpType.DECREMENT;:}; </text:p>
      <text:p text:style-name="P1"/>
      <text:p text:style-name="P4">assign_op retorna el simbolo = en el caso de una asignacion simple, un += en el caso de una asignacion para incrementar o un -= para decrementar.</text:p>
      <text:p text:style-name="P1"/>
      <text:p text:style-name="P1"><text:tab/>method_call ::= id:i LPAREN RPAREN {: Descriptor d = tds.search(i); </text:p>
      <text:p text:style-name="P1"><text:tab/><text:tab/><text:tab/><text:tab/><text:tab/><text:tab/><text:tab/><text:tab/><text:tab/><text:tab/>if (d!=null) </text:p>
      <text:p text:style-name="P1"><text:tab/><text:tab/><text:tab/><text:tab/><text:tab/><text:tab/><text:tab/><text:tab/><text:tab/><text:tab/><text:tab/>if (d.getClase().equals("descriptorFuncion")) </text:p>
      <text:p text:style-name="P1"><text:tab/><text:tab/><text:tab/><text:tab/><text:tab/><text:tab/><text:tab/><text:tab/><text:tab/><text:tab/><text:tab/><text:tab/>RESULT = new MethodCall(i,d.getTipo(),null,ileft,iright) ; </text:p>
      <text:p text:style-name="P1"><text:tab/><text:tab/><text:tab/><text:tab/><text:tab/><text:tab/><text:tab/><text:tab/><text:tab/><text:tab/><text:tab/>else </text:p>
      <text:p text:style-name="P1"><text:tab/><text:tab/><text:tab/><text:tab/><text:tab/><text:tab/><text:tab/><text:tab/><text:tab/><text:tab/><text:tab/><text:tab/>parser.report_fatal_error("Funcion no declarada",ileft,iright);<text:tab/><text:tab/> </text:p>
      <text:p text:style-name="P1"><text:tab/><text:tab/><text:tab/><text:tab/><text:tab/><text:tab/><text:tab/><text:tab/><text:tab/><text:tab/>else </text:p>
      <text:p text:style-name="P1"><text:tab/><text:tab/><text:tab/><text:tab/><text:tab/><text:tab/><text:tab/><text:tab/><text:tab/><text:tab/><text:tab/>parser.report_fatal_error("Los tipos no concuerdan",ileft,iright); :} </text:p>
      <text:p text:style-name="P1"><text:tab/><text:tab/><text:tab/><text:tab/>| id:i LPAREN expr_sequence:l RPAREN {: Descriptor d = tds.search(i); </text:p>
      <text:p text:style-name="P1"><text:tab/><text:tab/><text:tab/><text:tab/><text:tab/><text:tab/><text:tab/><text:tab/><text:tab/><text:tab/>if (d!=null) </text:p>
      <text:p text:style-name="P1"><text:tab/><text:tab/><text:tab/><text:tab/><text:tab/><text:tab/><text:tab/><text:tab/><text:tab/><text:tab/><text:tab/>if (d.getClase().equals("descriptorFuncion")) </text:p>
      <text:p text:style-name="P1"><text:tab/><text:tab/><text:tab/><text:tab/><text:tab/><text:tab/><text:tab/><text:tab/><text:tab/><text:tab/><text:tab/><text:tab/>RESULT = new MethodCall(i,d.getTipo(),l,ileft,iright) ; </text:p>
      <text:p text:style-name="P1"><text:tab/><text:tab/><text:tab/><text:tab/><text:tab/><text:tab/><text:tab/><text:tab/><text:tab/><text:tab/><text:tab/>else </text:p>
      <text:p text:style-name="P1"><text:tab/><text:tab/><text:tab/><text:tab/><text:tab/><text:tab/><text:tab/><text:tab/><text:tab/><text:tab/><text:tab/><text:tab/>parser.report_fatal_error("Funcion no declarada",ileft,iright);<text:tab/><text:tab/><text:tab/> </text:p>
      <text:p text:style-name="P1"><text:tab/><text:tab/><text:tab/><text:tab/><text:tab/><text:tab/><text:tab/><text:tab/><text:tab/><text:tab/>else </text:p>
      <text:p text:style-name="P1"><text:tab/><text:tab/><text:tab/><text:tab/><text:tab/><text:tab/><text:tab/><text:tab/><text:tab/><text:tab/><text:tab/>parser.report_fatal_error("Los tipos no concuerdan",ileft,iright); :}; </text:p>
      <text:p text:style-name="P1"/>
      <text:p text:style-name="P4">method_call puede ser una llamada a un metodo con o sin parametros, en ambos casos se verifica que el metodo se encuentre en la tabla de simbolos y que sea un descriptor de tipo funcion para retornar un nuevo MethodCall, en caso contrario retorna un error.</text:p>
      <text:p text:style-name="P1"><text:s/></text:p>
      <text:p text:style-name="P1"><text:tab/>extern ::= <text:s/>EXTERNINVK LPAREN string_literal:s COMMA type:t RPAREN {: RESULT = new Extern(s,t,null,sleft,sright) <text:s/>;:} </text:p>
      <text:p text:style-name="P1"><text:tab/><text:tab/><text:tab/><text:tab/>| EXTERNINVK LPAREN string_literal:s COMMA VOID RPAREN {: RESULT = new Extern(s,Type.VOID,null,sleft,sright) <text:s/>;:} </text:p>
      <text:p text:style-name="P1"><text:tab/><text:tab/><text:tab/><text:tab/>| EXTERNINVK LPAREN string_literal:s COMMA type:t COMMA externinvk_arg_sequence:l RPAREN {: RESULT = new Extern(s,t,l,sleft,sright) <text:s/>;:} </text:p>
      <text:p text:style-name="P1"><text:tab/><text:tab/><text:tab/><text:tab/>| EXTERNINVK LPAREN string_literal:s COMMA VOID COMMA externinvk_arg_sequence:l RPAREN {: RESULT = new Extern(s,Type.VOID,l,sleft,sright) <text:s/>;:}; </text:p>
      <text:p text:style-name="P1"/>
      <text:p text:style-name="P1"><text:tab/>location ::= id:i {: <text:s/>Descriptor d = tds.search(i); </text:p>
      <text:p text:style-name="P1"><text:tab/><text:tab/><text:tab/><text:tab/><text:tab/><text:tab/>if (d!=null) </text:p>
      <text:p text:style-name="P1"><text:tab/><text:tab/><text:tab/><text:tab/><text:tab/><text:tab/><text:tab/>if (d.getClase().equals("descriptorSimple")) </text:p>
      <text:p text:style-name="P1"><text:soft-page-break/><text:tab/><text:tab/><text:tab/><text:tab/><text:tab/><text:tab/><text:tab/><text:tab/>RESULT = new VarLocation(i,d,ileft,iright); </text:p>
      <text:p text:style-name="P1"><text:tab/><text:tab/><text:tab/><text:tab/><text:tab/><text:tab/><text:tab/>else </text:p>
      <text:p text:style-name="P1"><text:tab/><text:tab/><text:tab/><text:tab/><text:tab/><text:tab/><text:tab/><text:tab/>parser.report_fatal_error("Los tipos no concuerdan",ileft,iright);<text:tab/><text:tab/><text:tab/><text:tab/> </text:p>
      <text:p text:style-name="P1"><text:tab/><text:tab/><text:tab/><text:tab/><text:tab/><text:tab/>else </text:p>
      <text:p text:style-name="P1"><text:tab/><text:tab/><text:tab/><text:tab/><text:tab/><text:tab/><text:tab/>parser.report_fatal_error("Variable no declarada",ileft,iright); :} </text:p>
      <text:p text:style-name="P1"><text:tab/><text:tab/><text:tab/><text:tab/>| id:i LBRACKET expr RBRACKET {: <text:s/>Descriptor d = tds.search(i); </text:p>
      <text:p text:style-name="P1"><text:tab/><text:tab/><text:tab/><text:tab/><text:tab/><text:tab/>if (d!=null) </text:p>
      <text:p text:style-name="P1"><text:tab/><text:tab/><text:tab/><text:tab/><text:tab/><text:tab/><text:tab/>if (d.getClase().equals("descriptorArreglo")) </text:p>
      <text:p text:style-name="P1"><text:tab/><text:tab/><text:tab/><text:tab/><text:tab/><text:tab/><text:tab/><text:tab/>RESULT = new VarLocation(i,d,ileft,iright); </text:p>
      <text:p text:style-name="P1"><text:tab/><text:tab/><text:tab/><text:tab/><text:tab/><text:tab/><text:tab/>else </text:p>
      <text:p text:style-name="P1"><text:tab/><text:tab/><text:tab/><text:tab/><text:tab/><text:tab/><text:tab/><text:tab/>parser.report_fatal_error("Los tipos no concuerdan",ileft,iright);<text:tab/><text:tab/><text:tab/><text:tab/> </text:p>
      <text:p text:style-name="P1"><text:tab/><text:tab/><text:tab/><text:tab/><text:tab/><text:tab/>else </text:p>
      <text:p text:style-name="P1"><text:tab/><text:tab/><text:tab/><text:tab/><text:tab/><text:tab/><text:tab/>parser.report_fatal_error("Variable no declarada",ileft,iright);:} <text:s/>; </text:p>
      <text:p text:style-name="P1"/>
      <text:p text:style-name="P1"><text:tab/>expr_sequence ::= expr:e {: LinkedList&lt;Expression&gt; l = new LinkedList&lt;Expression&gt;() ; </text:p>
      <text:p text:style-name="P1"><text:tab/><text:tab/><text:tab/><text:tab/><text:tab/><text:tab/><text:tab/><text:tab/>l.add(e); </text:p>
      <text:p text:style-name="P1"><text:tab/><text:tab/><text:tab/><text:tab/><text:tab/><text:tab/><text:tab/><text:tab/>RESULT = l; :} </text:p>
      <text:p text:style-name="P1"><text:tab/><text:tab/><text:tab/><text:tab/><text:tab/>| expr_sequence:es COMMA expr:e {: es.add(e); </text:p>
      <text:p text:style-name="P1"><text:tab/><text:tab/><text:tab/><text:tab/><text:tab/><text:tab/><text:tab/><text:tab/><text:tab/><text:tab/><text:tab/><text:tab/><text:tab/>RESULT = es <text:s/>;:} ; </text:p>
      <text:p text:style-name="P1"><text:s/></text:p>
      <text:p text:style-name="P1"><text:tab/>expr ::= location:loc {: RESULT =loc ; :} </text:p>
      <text:p text:style-name="P1"><text:tab/><text:tab/> | method_call:mc {: RESULT = mc ; :} </text:p>
      <text:p text:style-name="P1"><text:tab/><text:tab/> | extern:e {: RESULT = e <text:s/>;:} </text:p>
      <text:p text:style-name="P1"><text:tab/><text:tab/> | literal:l {: RESULT =l ; :} </text:p>
      <text:p text:style-name="P1"><text:tab/><text:tab/> | expr:e PLUS expr:e2 {: RESULT = new BinOpExpr(e,BinOpType.PLUS,e2,eleft,eright) ; :} </text:p>
      <text:p text:style-name="P1"><text:tab/><text:tab/> | expr:e MINUS expr:e2 {: RESULT = new BinOpExpr(e,BinOpType.MINUS,e2,eleft,eright) ; :} </text:p>
      <text:p text:style-name="P1"><text:tab/><text:tab/> | expr:e TIMES expr:e2 {: RESULT = new BinOpExpr(e,BinOpType.TIMES,e2,eleft,eright) ; :} </text:p>
      <text:p text:style-name="P1"><text:tab/><text:tab/> | expr:e MOD expr:e2 {: RESULT = new BinOpExpr(e,BinOpType.MOD,e2,eleft,eright) ; :} </text:p>
      <text:p text:style-name="P1"><text:tab/><text:tab/> | expr:e DIVIDE expr:e2 {: RESULT = new BinOpExpr(e,BinOpType.DIVIDE,e2,eleft,eright) ; :} </text:p>
      <text:p text:style-name="P1"><text:tab/><text:tab/> | expr:e LT expr:e2 {: RESULT = new BinOpExpr(e,BinOpType.LT,e2,eleft,eright) ; :} </text:p>
      <text:p text:style-name="P1"><text:tab/><text:tab/> | expr:e GT expr:e2 {: RESULT = new BinOpExpr(e,BinOpType.GT,e2,eleft,eright) ; :} </text:p>
      <text:p text:style-name="P1"><text:tab/><text:tab/> | expr:e LTEQ expr:e2 {: RESULT = new BinOpExpr(e,BinOpType.LTEQ,e2,eleft,eright) ; :} </text:p>
      <text:p text:style-name="P1"><text:tab/><text:tab/> | expr:e GTEQ expr:e2 {: RESULT = new BinOpExpr(e,BinOpType.GTEQ,e2,eleft,eright) ; :} </text:p>
      <text:p text:style-name="P1"><text:tab/><text:tab/> | expr:e EQEQ expr:e2 {: RESULT = new BinOpExpr(e,BinOpType.EQEQ,e2,eleft,eright) ; :} </text:p>
      <text:p text:style-name="P1"><text:tab/><text:tab/> | expr:e NOTEQ expr:e2 {: RESULT = new <text:soft-page-break/>BinOpExpr(e,BinOpType.NOTEQ,e2,eleft,eright) ; :} </text:p>
      <text:p text:style-name="P1"><text:tab/><text:tab/> | expr:e AND expr:e2 {: RESULT = new BinOpExpr(e,BinOpType.AND,e2,eleft,eright) ; :} </text:p>
      <text:p text:style-name="P1"><text:tab/><text:tab/> | expr:e OR expr:e2 {: RESULT = new BinOpExpr(e,BinOpType.OR,e2,eleft,eright) ; :} </text:p>
      <text:p text:style-name="P1"><text:tab/><text:tab/> | MINUS expr:e {: RESULT = new UnaryOpExpr(UnaryOpType.MINUS,e,eleft,eright) ; :} </text:p>
      <text:p text:style-name="P1"><text:tab/><text:tab/> | NOT expr:e {: RESULT = new UnaryOpExpr(UnaryOpType.NOT,e,eleft,eright) ; :} </text:p>
      <text:p text:style-name="P1"><text:tab/><text:tab/> | LPAREN expr:e RPAREN <text:s/>{: RESULT = e; :}; </text:p>
      <text:p text:style-name="P1"/>
      <text:p text:style-name="P1"><text:tab/>externinvk_arg_sequence ::= externinvk_arg:e {: LinkedList&lt;Object&gt; l = new LinkedList&lt;Object&gt;() ; </text:p>
      <text:p text:style-name="P1"><text:tab/><text:tab/><text:tab/><text:tab/><text:tab/><text:tab/><text:tab/><text:tab/><text:tab/><text:tab/><text:tab/><text:tab/><text:tab/>l.add(e); </text:p>
      <text:p text:style-name="P1"><text:tab/><text:tab/><text:tab/><text:tab/><text:tab/><text:tab/><text:tab/><text:tab/><text:tab/><text:tab/><text:tab/><text:tab/><text:tab/>RESULT = l; :} <text:s/></text:p>
      <text:p text:style-name="P1"><text:tab/><text:tab/><text:tab/><text:tab/><text:tab/><text:tab/><text:tab/><text:tab/>| externinvk_arg_sequence:es COMMA externinvk_arg:e {: es.add(e); </text:p>
      <text:p text:style-name="P1"><text:tab/><text:tab/><text:tab/><text:tab/><text:tab/><text:tab/><text:tab/><text:tab/><text:tab/><text:tab/><text:tab/><text:tab/><text:tab/><text:tab/><text:tab/><text:tab/><text:tab/><text:tab/><text:tab/><text:tab/><text:tab/>RESULT = es <text:s/>;:} ; </text:p>
      <text:p text:style-name="P1"><text:tab/><text:tab/> </text:p>
      <text:p text:style-name="P1"><text:tab/>externinvk_arg ::= expr:e {: RESULT = e <text:s/>;:} </text:p>
      <text:p text:style-name="P1"><text:tab/><text:tab/><text:tab/><text:tab/><text:tab/>| string_literal:s {: RESULT = s <text:s/>;:}; </text:p>
      <text:p text:style-name="P1"><text:tab/> </text:p>
      <text:p text:style-name="P1"><text:tab/>unary_op ::= NOT {: RESULT = UnaryOpType.NOT <text:s/>;:} %prec UMINUS </text:p>
      <text:p text:style-name="P1"><text:tab/><text:tab/><text:tab/><text:tab/>| MINUS {: RESULT = UnaryOpType.MINUS <text:s/>;:} %prec UMINUS ; </text:p>
      <text:p text:style-name="P1"><text:tab/>bin_op ::= arith_op:ao {: RESULT = ao <text:s/>;:} </text:p>
      <text:p text:style-name="P1"><text:tab/><text:tab/><text:tab/><text:tab/>| rel_op:ro {: RESULT = ro ;:} </text:p>
      <text:p text:style-name="P1"><text:tab/><text:tab/><text:tab/><text:tab/>| eq_op:eo {: RESULT = eo <text:s/>;:} </text:p>
      <text:p text:style-name="P1"><text:tab/><text:tab/><text:tab/><text:tab/> | cond_op:co {: RESULT = co <text:s/>;:}; </text:p>
      <text:p text:style-name="P1"><text:tab/>arith_op ::= PLUS {: RESULT = BinOpType.PLUS <text:s/>;:} </text:p>
      <text:p text:style-name="P1"><text:tab/><text:tab/><text:tab/><text:tab/>| MINUS{: RESULT = BinOpType.MINUS <text:s/>;:} </text:p>
      <text:p text:style-name="P1"><text:tab/><text:tab/><text:tab/><text:tab/> | TIMES {: RESULT = BinOpType.TIMES <text:s/>;:} </text:p>
      <text:p text:style-name="P1"><text:tab/><text:tab/><text:tab/><text:tab/>| MOD {: RESULT = BinOpType.MOD <text:s/>;:} </text:p>
      <text:p text:style-name="P1"><text:tab/><text:tab/><text:tab/><text:tab/>| DIVIDE {: RESULT = BinOpType.DIVIDE <text:s/>;:}; </text:p>
      <text:p text:style-name="P1"><text:tab/>rel_op ::= LT {: RESULT = BinOpType.LT <text:s/>;:} </text:p>
      <text:p text:style-name="P1"><text:tab/><text:tab/><text:tab/> <text:s/>| GT {: RESULT = BinOpType.GT <text:s/>;:} </text:p>
      <text:p text:style-name="P1"><text:tab/><text:tab/><text:tab/> <text:s/>| LTEQ {: RESULT = BinOpType.LTEQ <text:s/>;:} </text:p>
      <text:p text:style-name="P1"><text:tab/><text:tab/><text:tab/> <text:s/>| GTEQ {: RESULT = BinOpType.GTEQ <text:s/>;:}; </text:p>
      <text:p text:style-name="P1"><text:tab/>eq_op ::= EQEQ {: RESULT = BinOpType.EQEQ <text:s/>;:} </text:p>
      <text:p text:style-name="P1"><text:tab/><text:tab/><text:tab/> <text:s/>| NOTEQ {: RESULT = BinOpType.NOTEQ <text:s/>;:} ; </text:p>
      <text:p text:style-name="P1"><text:tab/>cond_op ::= AND {: RESULT = BinOpType.AND <text:s/>;:} </text:p>
      <text:p text:style-name="P1"><text:tab/><text:tab/><text:tab/><text:tab/>| OR {: RESULT = BinOpType.OR <text:s/>;:}; </text:p>
      <text:p text:style-name="P1"><text:tab/>literal ::= int_literal:il {: RESULT = il ; :} | float_literal:fl {: RESULT = fl ; :} | bool_literal:bl {: RESULT = bl ; :}; </text:p>
      <text:p text:style-name="P1"><text:tab/>id ::= IDENTIFIER:i {: RESULT = i ;:}; </text:p>
      <text:p text:style-name="P1"><text:tab/>int_literal ::= INT_LITERAL:n {: RESULT = new IntLiteral(n,nleft,nright) ;:}; </text:p>
      <text:p text:style-name="P1"><text:tab/>bool_literal ::= TRUE:t {: RESULT = new BoolLiteral(t,tleft,tright) ;:} </text:p>
      <text:p text:style-name="P1"><text:tab/><text:tab/><text:tab/><text:tab/><text:tab/>| FALSE:f {: RESULT = new BoolLiteral(f,fleft,fright) ;:} ; </text:p>
      <text:p text:style-name="P1"><text:tab/>float_literal ::= FLOAT_LITERAL:f {: RESULT = new FloatLiteral(f,fleft,fright);:} ; </text:p>
      <text:p text:style-name="P1"><text:tab/>string_literal ::= STRING_LITERAL:s {: RESULT = 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o Putruele</meta:initial-creator>
    <meta:creation-date>2014-09-29T13:40:46</meta:creation-date>
    <dc:date>2014-10-01T00:42:52</dc:date>
    <meta:editing-duration>PT1H9M24S</meta:editing-duration>
    <meta:editing-cycles>7</meta:editing-cycles>
    <meta:generator>LibreOffice/3.5$Linux_X86_64 LibreOffice_project/350m1$Build-2</meta:generator>
    <meta:document-statistic meta:table-count="0" meta:image-count="0" meta:object-count="0" meta:page-count="11" meta:paragraph-count="309" meta:word-count="2525" meta:character-count="19319" meta:non-whitespace-character-count="15561"/>
  </office:meta>
</office:document-meta>
</file>